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697bbb" officeooo:paragraph-rsid="00087cd6"/>
    </style:style>
    <style:style style:name="P2" style:family="paragraph" style:parent-style-name="Standard">
      <style:paragraph-properties fo:text-align="start" style:justify-single-word="false"/>
      <style:text-properties officeooo:rsid="00697bbb" officeooo:paragraph-rsid="00087cd6"/>
    </style:style>
    <style:style style:name="P3" style:family="paragraph" style:parent-style-name="Standard">
      <style:paragraph-properties fo:text-align="center" style:justify-single-word="false"/>
      <style:text-properties officeooo:paragraph-rsid="00087cd6"/>
    </style:style>
    <style:style style:name="P4" style:family="paragraph" style:parent-style-name="Standard">
      <style:paragraph-properties fo:text-align="start" style:justify-single-word="false"/>
      <style:text-properties officeooo:rsid="00087cd6" officeooo:paragraph-rsid="00087cd6"/>
    </style:style>
    <style:style style:name="P5" style:family="paragraph" style:parent-style-name="Standard">
      <style:paragraph-properties fo:text-align="start" style:justify-single-word="false"/>
      <style:text-properties officeooo:rsid="0009820a" officeooo:paragraph-rsid="0009820a"/>
    </style:style>
    <style:style style:name="T1" style:family="text">
      <style:text-properties fo:font-weight="normal" style:font-weight-asian="normal" style:font-weight-complex="normal"/>
    </style:style>
    <style:style style:name="T2" style:family="text">
      <style:text-properties fo:font-weight="normal" officeooo:rsid="00697bbb" style:font-weight-asian="normal" style:font-weight-complex="normal"/>
    </style:style>
    <style:style style:name="T3" style:family="text">
      <style:text-properties fo:font-weight="normal" officeooo:rsid="006ef5f9" style:font-weight-asian="normal" style:font-weight-complex="normal"/>
    </style:style>
    <style:style style:name="T4" style:family="text">
      <style:text-properties fo:font-weight="normal" officeooo:rsid="00097020" style:font-weight-asian="normal" style:font-weight-complex="normal"/>
    </style:style>
    <style:style style:name="T5" style:family="text">
      <style:text-properties fo:font-weight="normal" officeooo:rsid="000ad552" style:font-weight-asian="normal" style:font-weight-complex="normal"/>
    </style:style>
    <style:style style:name="T6" style:family="text">
      <style:text-properties fo:font-weight="normal" officeooo:rsid="000c8c34" style:font-weight-asian="normal" style:font-weight-complex="normal"/>
    </style:style>
    <style:style style:name="T7" style:family="text">
      <style:text-properties officeooo:rsid="00697b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Tom Geheb<text:line-break/>Max-Lingner-Stra</text:span><text:span text:style-name="T1">ß</text:span><text:span text:style-name="T2">e 4<text:line-break/>04347 Leipzig</text:span></text:p>
      <text:p text:style-name="P3"><text:span text:style-name="T2"/></text:p>
      <text:p text:style-name="P1"><text:span text:style-name="T3">...</text:span></text:p>
      <text:p text:style-name="P2"><text:span text:style-name="T1"/></text:p>
      <text:p text:style-name="P4"><text:span text:style-name="T1">zu allererst wird zum Ausdruck gebracht, dass davon ausgegangen wird, dass ein Mahnbescheid den guten Sitten entspricht und auf derer Grundlage geprüft wurden ist.</text:span></text:p>
      <text:p text:style-name="P4"><text:span text:style-name="T1"/></text:p>
      <text:p text:style-name="P4"><text:span text:style-name="T1">Ist dies der Fall, wird von der Seite des Verfassers folglich davon ausgegangen, dass dem zuständigen Gericht hierzu relevanter Schriftwechsel und notwendige Dokumente vorliegen oder </text:span><text:span text:style-name="T6">vorl</text:span><text:span text:style-name="T1">agen.</text:span></text:p>
      <text:p text:style-name="P4"><text:span text:style-name="T1"/></text:p>
      <text:p text:style-name="P4"><text:span text:style-name="T1">Gerade deswegen </text:span><text:span text:style-name="T4">fragt sich der Verfasser, wie es um des Verhalten des Nachkartens bestellt ist. Dem Rechtsanwalt Ralf Heyl liegt seit Jahren ein Schriftwechsel samt Kopien von Dokumenten der Staatsanwaltschaft Berlin vor, aus dem die eindeutige Stellung der Person hervorgeht, auf diese hier <text:s/>ein Mahnbescheid herausgegeben wurde. Nach Übersendung des Schriftwechsels gab es von Seiten des Rechtsanwalts Ralf Heyls weder weitere Anfragen, noch weiteren Schriftwechsel. Deshalb wurde davon ausgegangen, dass o.g. Rechtsanwalt die Dokumente prüfte und die sog. Forderung entsprechend der genannten, Vorgänge – wie genannt ausgehend von der Staatsanwaltschaft Berlin – anderweitig korrekt verbucht wurden konnten.</text:span></text:p>
      <text:p text:style-name="P4"><text:span text:style-name="T4"/></text:p>
      <text:p text:style-name="P5"><text:span text:style-name="T4">N</text:span><text:span text:style-name="T1">ach geraumer Zeit jedoch wurde die Forderung nochmals zu stellen oder zu erwirken versucht, was nun - ersichtlich i</text:span><text:span text:style-name="T5">m</text:span><text:span text:style-name="T1"> Mahnbescheids <text:s/>… - von Rechtsanwalt Ralf Heyl mündete. </text:span></text:p>
      <text:p text:style-name="P4"><text:span text:style-name="T4"/></text:p>
      <text:p text:style-name="P4"><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06:06:54.607331850</meta:creation-date>
    <dc:date>2023-07-25T06:31:19.624223455</dc:date>
    <meta:editing-duration>PT24M23S</meta:editing-duration>
    <meta:editing-cycles>5</meta:editing-cycles>
    <meta:generator>LibreOffice/7.3.7.2$Linux_X86_64 LibreOffice_project/30$Build-2</meta:generator>
    <meta:document-statistic meta:table-count="0" meta:image-count="0" meta:object-count="0" meta:page-count="1" meta:paragraph-count="6" meta:word-count="179" meta:character-count="1285" meta:non-whitespace-character-count="1107"/>
  </office:meta>
</office:document-meta>
</file>